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2004b1" officeooo:paragraph-rsid="002004b1"/>
    </style:style>
    <style:style style:name="P2" style:family="paragraph" style:parent-style-name="Text_20_body">
      <style:text-properties officeooo:rsid="00222fd7" officeooo:paragraph-rsid="00222fd7"/>
    </style:style>
    <style:style style:name="P3" style:family="paragraph" style:parent-style-name="Contents_20_Heading" style:master-page-name="Standard">
      <style:paragraph-properties style:page-number="1" fo:break-before="page"/>
    </style:style>
    <style:style style:name="P4" style:family="paragraph" style:parent-style-name="Title" style:master-page-name="First_20_Page">
      <style:paragraph-properties style:page-number="auto"/>
    </style:style>
    <style:style style:name="P5" style:family="paragraph" style:parent-style-name="Heading_20_1" style:list-style-name=""/>
    <style:style style:name="P6" style:family="paragraph" style:parent-style-name="Heading_20_1">
      <style:text-properties officeooo:rsid="00244bce"/>
    </style:style>
    <style:style style:name="P7" style:family="paragraph" style:parent-style-name="Heading_20_1">
      <style:text-properties officeooo:rsid="00244bce" officeooo:paragraph-rsid="00244bce"/>
    </style:style>
    <style:style style:name="P8" style:family="paragraph" style:parent-style-name="Heading_20_1">
      <style:paragraph-properties fo:break-before="page"/>
      <style:text-properties officeooo:rsid="002255a7" officeooo:paragraph-rsid="002255a7"/>
    </style:style>
    <style:style style:name="P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officeooo:rsid="00244bce" officeooo:paragraph-rsid="00244bce"/>
    </style:style>
    <style:style style:name="P11" style:family="paragraph" style:parent-style-name="Text_20_body">
      <style:text-properties officeooo:paragraph-rsid="0021e59b"/>
    </style:style>
    <style:style style:name="T1" style:family="text">
      <style:text-properties officeooo:rsid="002255a7"/>
    </style:style>
    <style:style style:name="T2" style:family="text">
      <style:text-properties officeooo:rsid="0027805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Manual - Rypto</text:span><text:line-break/><text:date style:data-style-name="N10076" text:date-value="2017-03-16T09:12:42.082324130">March 16, 2017</text:date>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Table of Contents</text:p>
          </text:index-title>
          <text:p text:style-name="P9"><text:a xlink:type="simple" xlink:href="#__RefHeading___Toc114_700232704" text:style-name="Index_20_Link" text:visited-style-name="Index_20_Link">Preface<text:tab/>2</text:a></text:p>
          <text:p text:style-name="P9"><text:a xlink:type="simple" xlink:href="#__RefHeading___Toc97_1780184291" text:style-name="Index_20_Link" text:visited-style-name="Index_20_Link">How to execute<text:tab/>2</text:a></text:p>
          <text:p text:style-name="P9"><text:a xlink:type="simple" xlink:href="#__RefHeading___Toc99_1780184291" text:style-name="Index_20_Link" text:visited-style-name="Index_20_Link">Input to the software<text:tab/>2</text:a></text:p>
          <text:p text:style-name="P9"><text:a xlink:type="simple" xlink:href="#__RefHeading___Toc101_1780184291" text:style-name="Index_20_Link" text:visited-style-name="Index_20_Link">Location of the executable and test data<text:tab/>2</text:a></text:p>
        </text:index-body>
      </text:table-of-content>
      <text:p text:style-name="Text_20_body"/>
      <text:h text:style-name="P5" text:outline-level="1"/>
      <text:h text:style-name="P8" text:outline-level="1"><text:bookmark-start text:name="__RefHeading___Toc114_700232704"/>Preface<text:bookmark-end text:name="__RefHeading___Toc114_700232704"/></text:h>
      <text:p text:style-name="P2"><text:span text:style-name="T1">"</text:span>Tietorakenteet ja algoritmit<text:span text:style-name="T1">"</text:span> – <text:span text:style-name="T1">excercise</text:span>.</text:p>
      <text:p text:style-name="P1">Rypto <text:span text:style-name="T1">is a software, which can encrypt and decrypt.</text:span></text:p>
      <text:h text:style-name="Heading_20_1" text:outline-level="1"><text:bookmark-start text:name="__RefHeading___Toc97_1780184291"/><text:span text:style-name="T2">How to execute</text:span><text:bookmark-end text:name="__RefHeading___Toc97_1780184291"/></text:h>
      <text:h text:style-name="P6" text:outline-level="1"><text:bookmark-start text:name="__RefHeading___Toc99_1780184291"/><text:span text:style-name="T2">Input to the software</text:span><text:bookmark-end text:name="__RefHeading___Toc99_1780184291"/></text:h>
      <text:h text:style-name="P7" text:outline-level="1"><text:bookmark-start text:name="__RefHeading___Toc101_1780184291"/><text:span text:style-name="T2">Location of the executable and test data</text:span><text:bookmark-end text:name="__RefHeading___Toc101_1780184291"/></text:h>
      <text:p text:style-name="P10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09T13:30:56.561978000</meta:creation-date>
    <dc:date>2017-03-16T09:12:42.030300000</dc:date>
    <dc:creator>Riku Kalinen</dc:creator>
    <meta:editing-duration>PT48M36S</meta:editing-duration>
    <meta:editing-cycles>10</meta:editing-cycles>
    <meta:generator>LibreOffice/5.1.4.2$MacOSX_X86_64 LibreOffice_project/f99d75f39f1c57ebdd7ffc5f42867c12031db97a</meta:generator>
    <meta:document-statistic meta:table-count="0" meta:image-count="0" meta:object-count="0" meta:page-count="4" meta:paragraph-count="12" meta:word-count="56" meta:character-count="312" meta:non-whitespace-character-count="267"/>
  </office:meta>
</office:document-meta>
</file>